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dc2300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fill-color="#00ae00"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stroke="dash" draw:stroke-dash="Fine_20_Dashed"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stroke="dash" draw:stroke-dash="Fine_20_Dashed" svg:stroke-width="0.06cm" draw:marker-start-width="0.3cm" draw:marker-end-width="0.3cm" draw:fill="none" draw:textarea-vertical-align="middle" fo:padding-top="0.14cm" fo:padding-bottom="0.14cm" fo:padding-left="0.265cm" fo:padding-right="0.265cm"/>
    </style:style>
    <style:style style:name="gr22" style:family="graphic" style:parent-style-name="objectwithoutfill">
      <style:graphic-properties svg:stroke-width="0.06cm" draw:marker-start-width="0.3cm" draw:marker-end="Arrow" draw:marker-end-width="0.3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23cm" draw:marker-start-width="0.55cm" draw:marker-end-width="0.55cm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3cm" svg:stroke-color="#000000" draw:marker-start="Rounded_20_short_20_Arrow" draw:marker-start-width="1.15cm" draw:marker-end-width="0.55cm" draw:fill="none" draw:textarea-vertical-align="middle" fo:padding-top="0.225cm" fo:padding-bottom="0.225cm" fo:padding-left="0.35cm" fo:padding-right="0.35cm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4.2000007629395pt" fo:font-weight="bold" style:font-weight-asian="bold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text-properties fo:font-size="34.2000007629395pt" fo:font-weight="bold" style:font-weight-asian="bold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000000" fo:font-size="36pt" fo:font-weight="bold" style:font-size-asian="18pt" style:font-weight-asian="bold" style:font-size-complex="1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8.7cm" svg:height="2.376cm" svg:x="5.597cm" svg:y="4.788cm">
          <text:p/>
          <draw:enhanced-geometry svg:viewBox="0 0 21600 21600" draw:path-stretchpoint-x="10800" draw:path-stretchpoint-y="10800" draw:text-areas="?f3 ?f4 ?f5 ?f6" draw:type="round-rectangle" draw:modifiers="4861.60946062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85cm" svg:height="2.305cm" svg:x="15.512cm" svg:y="4.824cm">
          <text:p text:style-name="P2"><text:span text:style-name="T1">NBODY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5.152cm" svg:x="4.297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5cm" svg:height="2.275cm" svg:x="5.798cm" svg:y="4.839cm">
          <draw:text-box>
            <text:p text:style-name="P3"><text:span text:style-name="T2">LaunchNB6</text:span></text:p>
          </draw:text-box>
        </draw:frame>
        <draw:custom-shape draw:style-name="gr5" draw:text-style-name="P1" draw:layer="layout" svg:width="14.96cm" svg:height="8.348cm" svg:x="1.028cm" svg:y="14.25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46cm" svg:height="2.275cm" svg:x="5.778cm" svg:y="14.252cm">
          <draw:text-box>
            <text:p text:style-name="P4"><text:span text:style-name="T2">PyRun</text:span></text:p>
          </draw:text-box>
        </draw:frame>
        <draw:frame draw:style-name="gr7" draw:text-style-name="P5" draw:layer="layout" svg:width="11.9cm" svg:height="1.767cm" svg:x="2.688cm" svg:y="16.3cm">
          <draw:text-box>
            <text:p text:style-name="P5"><text:span text:style-name="T3">[ PySnap , PySnap, ... ]</text:span></text:p>
          </draw:text-box>
        </draw:frame>
        <draw:frame draw:style-name="gr8" draw:text-style-name="P5" draw:layer="layout" svg:width="12.886cm" svg:height="3.629cm" svg:x="1.744cm" svg:y="18.571cm">
          <draw:text-box>
            <text:p text:style-name="P5"><text:span text:style-name="T3">→ <text:s/></text:span><text:span text:style-name="T3">Interactive Animation</text:span></text:p>
            <text:p text:style-name="P5"><text:span text:style-name="T3">→ <text:s/></text:span><text:span text:style-name="T3">Read/Write HDF5</text:span></text:p>
          </draw:text-box>
        </draw:frame>
        <draw:custom-shape draw:style-name="gr5" draw:text-style-name="P1" draw:layer="layout" svg:width="15cm" svg:height="19.5cm" svg:x="18.588cm" svg:y="14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11cm" svg:height="2.275cm" svg:x="23.033cm" svg:y="14.147cm">
          <draw:text-box>
            <text:p text:style-name="P4"><text:span text:style-name="T2">PySnap</text:span></text:p>
          </draw:text-box>
        </draw:frame>
        <draw:frame draw:style-name="gr10" draw:text-style-name="P6" draw:layer="layout" svg:width="10cm" svg:height="1.767cm" svg:x="21.088cm" svg:y="16.222cm">
          <draw:text-box>
            <text:p text:style-name="P6"><text:span text:style-name="T3">[n,m,x,y,z,vx,vy,vz]</text:span></text:p>
          </draw:text-box>
        </draw:frame>
        <draw:frame draw:style-name="gr11" draw:text-style-name="P5" draw:layer="layout" svg:width="14cm" svg:height="15.411cm" svg:x="19.588cm" svg:y="18.4cm">
          <draw:text-box>
            <text:p text:style-name="P5"><text:span text:style-name="T3">→ <text:s/></text:span><text:span text:style-name="T3">Select Particles</text:span></text:p>
            <text:p text:style-name="P5"><text:span text:style-name="T3">→ <text:s/></text:span><text:span text:style-name="T3">Interactive plot</text:span></text:p>
            <text:p text:style-name="P5"><text:span text:style-name="T3">→ <text:s/></text:span><text:span text:style-name="T3">Binaries</text:span></text:p>
            <text:p text:style-name="P5"><text:span text:style-name="T3">→ <text:s/></text:span><text:span text:style-name="T3">KdTree</text:span></text:p>
            <text:p text:style-name="P5"><text:span text:style-name="T3">→ <text:s/></text:span><text:span text:style-name="T3">Densities</text:span></text:p>
            <text:p text:style-name="P5"><text:span text:style-name="T3">→ <text:s/></text:span><text:span text:style-name="T3">Energies</text:span></text:p>
            <text:p text:style-name="P5"><text:span text:style-name="T3">→ <text:s/></text:span><text:span text:style-name="T3">Minimum Spanning Tree</text:span></text:p>
            <text:p text:style-name="P5"><text:span text:style-name="T3">→ <text:s/></text:span><text:span text:style-name="T3">Clump detection</text:span></text:p>
            <text:p text:style-name="P5"><text:span text:style-name="T3">→ <text:s/></text:span><text:span text:style-name="T3">Pr. Comp. Analysis</text:span></text:p>
            <text:p text:style-name="P5"><text:span text:style-name="T3">→ <text:s/></text:span><text:span text:style-name="T3">Write to ascii file</text:span></text:p>
          </draw:text-box>
        </draw:frame>
        <draw:frame draw:style-name="gr9" draw:text-style-name="P7" draw:layer="layout" svg:width="6.91cm" svg:height="2.153cm" svg:x="5.093cm" svg:y="24.2cm">
          <draw:text-box>
            <text:p text:style-name="P7"><text:span text:style-name="T4">Animation</text:span></text:p>
          </draw:text-box>
        </draw:frame>
        <draw:frame draw:style-name="gr11" draw:text-style-name="P5" draw:layer="layout" svg:width="11.985cm" svg:height="6.315cm" svg:x="2.903cm" svg:y="26.1cm">
          <draw:text-box>
            <text:p text:style-name="P5"><text:span text:style-name="T3">→ <text:s/></text:span><text:span text:style-name="T3">PyRun evolution</text:span></text:p>
            <text:p text:style-name="P5"><text:span text:style-name="T3"><text:s text:c="6"/></text:span><text:span text:style-name="T3">- Star tracking</text:span></text:p>
            <text:p text:style-name="P5"><text:span text:style-name="T3"><text:tab/></text:span><text:span text:style-name="T3"> <text:s/></text:span><text:span text:style-name="T3">- Synchronised plot</text:span></text:p>
            <text:p text:style-name="P5"><text:span text:style-name="T3">→ <text:s/></text:span><text:span text:style-name="T3">Nsliders</text:span></text:p>
          </draw:text-box>
        </draw:frame>
        <draw:frame draw:style-name="gr9" draw:text-style-name="P3" draw:layer="layout" svg:width="12.51cm" svg:height="2.275cm" svg:x="37.288cm" svg:y="17.225cm">
          <draw:text-box>
            <text:p text:style-name="P3"><text:span text:style-name="T2">Shared libraries</text:span></text:p>
          </draw:text-box>
        </draw:frame>
        <draw:frame draw:style-name="gr11" draw:text-style-name="P5" draw:layer="layout" svg:width="8cm" svg:height="9.347cm" svg:x="37.388cm" svg:y="19.9cm">
          <draw:text-box>
            <text:p text:style-name="P5"><text:span text:style-name="T3">libking.so</text:span></text:p>
            <text:p text:style-name="P5"><text:span text:style-name="T3">libbinaries.so</text:span></text:p>
            <text:p text:style-name="P5"><text:span text:style-name="T3">libkdtree.so</text:span></text:p>
            <text:p text:style-name="P5"><text:span text:style-name="T3">libdensities.so</text:span></text:p>
            <text:p text:style-name="P5"><text:span text:style-name="T3">libenergies.so</text:span></text:p>
            <text:p text:style-name="P5"><text:span text:style-name="T3">libemst.so</text:span></text:p>
          </draw:text-box>
        </draw:frame>
        <draw:custom-shape draw:style-name="gr12" draw:text-style-name="P9" draw:layer="layout" svg:width="1.055cm" svg:height="1.139cm" svg:x="45.988cm" svg:y="20.4cm">
          <text:p text:style-name="P8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055cm" svg:height="1.139cm" svg:x="45.988cm" svg:y="21.977cm">
          <text:p text:style-name="P8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055cm" svg:height="1.139cm" svg:x="45.988cm" svg:y="23.44cm">
          <text:p text:style-name="P8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055cm" svg:height="1.138cm" svg:x="45.988cm" svg:y="25.018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7cm" svg:height="1.139cm" svg:x="45.188cm" svg:y="26.498cm">
          <text:p text:style-name="P8"><text:span text:style-name="T5">Cu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3.6cm" svg:height="7.579cm" svg:x="12.297cm" svg:y="36.95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6.302cm" svg:height="2.335cm" svg:x="15.947cm" svg:y="36.927cm">
          <draw:text-box>
            <text:p text:style-name="P3"><text:span text:style-name="T2">Binaries</text:span></text:p>
          </draw:text-box>
        </draw:frame>
        <draw:frame draw:style-name="gr15" draw:text-style-name="P5" draw:layer="layout" svg:width="11.21cm" svg:height="3.283cm" svg:x="12.998cm" svg:y="40.755cm">
          <draw:text-box>
            <text:p text:style-name="P5"><text:span text:style-name="T3">→ <text:s/></text:span><text:span text:style-name="T3">RemoveTriples</text:span></text:p>
            <text:p text:style-name="P5"><text:span text:style-name="T3">→ <text:s/></text:span><text:span text:style-name="T3">Read/Write HDF5</text:span></text:p>
          </draw:text-box>
        </draw:frame>
        <draw:frame draw:style-name="gr16" draw:text-style-name="P5" draw:layer="layout" svg:width="10.631cm" svg:height="2.144cm" svg:x="13.783cm" svg:y="38.555cm">
          <draw:text-box>
            <text:p text:style-name="P5"><text:span text:style-name="T3">[n1,n2,m1,m2,a,e,p]</text:span></text:p>
          </draw:text-box>
        </draw:frame>
        <draw:custom-shape draw:style-name="gr13" draw:text-style-name="P1" draw:layer="layout" svg:width="13.6cm" svg:height="7.606cm" svg:x="27.698cm" svg:y="36.928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7.048cm" svg:height="2.388cm" svg:x="30.974cm" svg:y="36.9cm">
          <draw:text-box>
            <text:p text:style-name="P4"><text:span text:style-name="T2">KdTree</text:span></text:p>
          </draw:text-box>
        </draw:frame>
        <draw:frame draw:style-name="gr18" draw:text-style-name="P6" draw:layer="layout" svg:width="7.418cm" svg:height="2cm" svg:x="30.789cm" svg:y="38.634cm">
          <draw:text-box>
            <text:p text:style-name="P6"><text:span text:style-name="T3">[x,y,z,boxes]</text:span></text:p>
          </draw:text-box>
        </draw:frame>
        <draw:frame draw:style-name="gr19" draw:text-style-name="P5" draw:layer="layout" svg:width="11.97cm" svg:height="5.044cm" svg:x="28.078cm" svg:y="40.69cm">
          <draw:text-box>
            <text:p text:style-name="P5"><text:span text:style-name="T3">→ <text:s/></text:span><text:span text:style-name="T3">Neighbour searches</text:span></text:p>
            <text:p text:style-name="P5"><text:span text:style-name="T3">→ </text:span><text:span text:style-name="T3">Optimized memory</text:span></text:p>
            <text:p text:style-name="P5"><text:span text:style-name="T3"/></text:p>
          </draw:text-box>
        </draw:frame>
        <draw:frame draw:style-name="gr9" draw:text-style-name="P3" draw:layer="layout" svg:width="11.31cm" svg:height="2.275cm" svg:x="27.302cm" svg:y="0.6cm">
          <draw:text-box>
            <text:p text:style-name="P3"><text:span text:style-name="T2">Cluster Models</text:span></text:p>
          </draw:text-box>
        </draw:frame>
        <draw:frame draw:style-name="gr11" draw:text-style-name="P5" draw:layer="layout" svg:width="15.087cm" svg:height="7.831cm" svg:x="26.012cm" svg:y="2.8cm">
          <draw:text-box>
            <text:p text:style-name="P5"><text:span text:style-name="T3">→ <text:s/></text:span><text:span text:style-name="T3">King, Plummer, Uniform</text:span></text:p>
            <text:p text:style-name="P5"><text:span text:style-name="T3"><text:tab/></text:span><text:span text:style-name="T3"> </text:span><text:span text:style-name="T3">Hubble, Fractals</text:span></text:p>
            <text:p text:style-name="P5"><text:span text:style-name="T3">→ <text:s/></text:span><text:span text:style-name="T3">IMF : Salpeter, L3</text:span></text:p>
            <text:p text:style-name="P5"><text:span text:style-name="T3">→ <text:s/></text:span><text:span text:style-name="T3">Custom virial state</text:span></text:p>
            <text:p text:style-name="P5"><text:span text:style-name="T3">→ <text:s/></text:span><text:span text:style-name="T3">Binary population</text:span></text:p>
          </draw:text-box>
        </draw:frame>
        <draw:custom-shape draw:style-name="gr12" draw:text-style-name="P9" draw:layer="layout" svg:width="1.036cm" svg:height="1.139cm" svg:x="45.988cm" svg:y="27.961cm">
          <text:p text:style-name="P8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7cm" svg:height="8.5cm" svg:x="2.188cm" svg:y="24.284cm">
          <text:p/>
          <draw:enhanced-geometry svg:viewBox="0 0 21600 21600" draw:path-stretchpoint-x="10800" draw:path-stretchpoint-y="10800" draw:text-areas="?f3 ?f4 ?f5 ?f6" draw:type="round-rectangle" draw:modifiers="2543.47409850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2.99cm" svg:height="12.675cm" svg:x="36.297cm" svg:y="17.225cm">
          <text:p/>
          <draw:enhanced-geometry svg:viewBox="0 0 21600 21600" draw:path-stretchpoint-x="10800" draw:path-stretchpoint-y="10800" draw:text-areas="?f3 ?f4 ?f5 ?f6" draw:type="round-rectangle" draw:modifiers="2493.420230336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286cm" svg:height="10.4cm" svg:x="25.411cm" svg:y="0.6cm">
          <text:p/>
          <draw:enhanced-geometry svg:viewBox="0 0 21600 21600" draw:path-stretchpoint-x="10800" draw:path-stretchpoint-y="10800" draw:text-areas="?f3 ?f4 ?f5 ?f6" draw:type="round-rectangle" draw:modifiers="4009.360706307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028cm" svg:y1="18.2cm" svg:x2="15.988cm" svg:y2="18.2cm">
          <text:p/>
        </draw:line>
        <draw:line draw:style-name="gr20" draw:text-style-name="P1" draw:layer="layout" svg:x1="36.298cm" svg:y1="19.5cm" svg:x2="49.288cm" svg:y2="19.5cm">
          <text:p/>
        </draw:line>
        <draw:line draw:style-name="gr20" draw:text-style-name="P1" draw:layer="layout" svg:x1="12.298cm" svg:y1="40.755cm" svg:x2="25.898cm" svg:y2="40.755cm">
          <text:p/>
        </draw:line>
        <draw:line draw:style-name="gr20" draw:text-style-name="P1" draw:layer="layout" svg:x1="27.698cm" svg:y1="40.734cm" svg:x2="41.298cm" svg:y2="40.734cm">
          <text:p/>
        </draw:line>
        <draw:line draw:style-name="gr20" draw:text-style-name="P1" draw:layer="layout" svg:x1="18.628cm" svg:y1="18.2cm" svg:x2="33.588cm" svg:y2="18.2cm">
          <text:p/>
        </draw:line>
        <draw:line draw:style-name="gr20" draw:text-style-name="P1" draw:layer="layout" svg:x1="2.187cm" svg:y1="26.184cm" svg:x2="14.887cm" svg:y2="26.184cm">
          <text:p/>
        </draw:line>
        <draw:line draw:style-name="gr20" draw:text-style-name="P1" draw:layer="layout" svg:x1="25.411cm" svg:y1="2.8cm" svg:x2="39.697cm" svg:y2="2.8cm">
          <text:p/>
        </draw:line>
        <draw:line draw:style-name="gr21" draw:text-style-name="P1" draw:layer="layout" svg:x1="37.388cm" svg:y1="24cm" svg:x2="25.498cm" svg:y2="24cm">
          <text:p/>
        </draw:line>
        <draw:line draw:style-name="gr21" draw:text-style-name="P1" draw:layer="layout" svg:x1="37.373cm" svg:y1="22.485cm" svg:x2="25.483cm" svg:y2="22.485cm">
          <text:p/>
        </draw:line>
        <draw:line draw:style-name="gr21" draw:text-style-name="P1" draw:layer="layout" svg:x1="37.372cm" svg:y1="25.385cm" svg:x2="26.097cm" svg:y2="25.385cm">
          <text:p/>
        </draw:line>
        <draw:line draw:style-name="gr21" draw:text-style-name="P1" draw:layer="layout" svg:x1="37.357cm" svg:y1="26.97cm" svg:x2="26.082cm" svg:y2="26.97cm">
          <text:p/>
        </draw:line>
        <draw:line draw:style-name="gr21" draw:text-style-name="P1" draw:layer="layout" svg:x1="37.344cm" svg:y1="28.555cm" svg:x2="33.097cm" svg:y2="28.555cm">
          <text:p/>
        </draw:line>
        <draw:connector draw:style-name="gr22" draw:text-style-name="P1" draw:layer="layout" draw:line-skew="0.875cm" svg:x1="31.3cm" svg:y1="29cm" svg:x2="29.549cm" svg:y2="29.932cm" svg:d="m31300 29000v0 932h-1751" svg:viewBox="0 0 1752 933">
          <text:p/>
        </draw:connector>
        <draw:line draw:style-name="gr23" draw:text-style-name="P1" draw:layer="layout" svg:x1="15.989cm" svg:y1="19.2cm" svg:x2="18.589cm" svg:y2="19.2cm">
          <text:p/>
        </draw:line>
        <draw:line draw:style-name="gr23" draw:text-style-name="P1" draw:layer="layout" svg:x1="22.849cm" svg:y1="36.927cm" svg:x2="24.298cm" svg:y2="33.8cm">
          <text:p/>
        </draw:line>
        <draw:line draw:style-name="gr23" draw:text-style-name="P1" draw:layer="layout" svg:x1="30.699cm" svg:y1="36.828cm" svg:x2="29.299cm" svg:y2="33.811cm">
          <text:p/>
        </draw:line>
        <draw:line draw:style-name="gr23" draw:text-style-name="P1" draw:layer="layout" svg:x1="8.499cm" svg:y1="24.284cm" svg:x2="8.499cm" svg:y2="22.6cm">
          <text:p/>
        </draw:line>
        <draw:line draw:style-name="gr24" draw:text-style-name="P1" draw:layer="layout" svg:x1="21.098cm" svg:y1="8.552cm" svg:x2="21.098cm" svg:y2="14.3cm">
          <text:p/>
        </draw:line>
        <draw:line draw:style-name="gr23" draw:text-style-name="P1" draw:layer="layout" svg:x1="15.514cm" svg:y1="5.952cm" svg:x2="14.299cm" svg:y2="5.952cm">
          <text:p/>
        </draw:line>
        <draw:line draw:style-name="gr24" draw:text-style-name="P1" draw:layer="layout" svg:x1="31.699cm" svg:y1="14.3cm" svg:x2="31.699cm" svg:y2="11cm">
          <text:p/>
        </draw:line>
        <draw:line draw:style-name="gr24" draw:text-style-name="P1" draw:layer="layout" svg:x1="11.923cm" svg:y1="14.137cm" svg:x2="11.923cm" svg:y2="8.437cm">
          <text:p/>
        </draw:line>
        <draw:line draw:style-name="gr21" draw:text-style-name="P1" draw:layer="layout" svg:x1="37.042cm" svg:y1="20.955cm" svg:x2="34.997cm" svg:y2="20.955cm">
          <text:p/>
        </draw:line>
        <draw:line draw:style-name="gr21" draw:text-style-name="P1" draw:layer="layout" svg:x1="35.097cm" svg:y1="11cm" svg:x2="35.097cm" svg:y2="20.955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000000" draw:marker-start-width="0.25cm" draw:marker-start-center="false" draw:marker-end-width="0.25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eXGyreHeros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2cm" fo:text-indent="0cm"/>
      <style:text-properties style:use-window-font-color="true" style:text-outline="false" style:text-line-through-style="none" fo:font-family="'Liberation Sans'" style:font-family-generic="roman" style:font-pitch="variable" fo:font-size="60.900001525878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61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71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8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83.8000030517578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3cm" fo:page-height="4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374cm" svg:height="7.575cm" svg:x="1.312cm" svg:y="2.485cm"/>
      <draw:page-thumbnail draw:layer="backgroundobjects" svg:width="8.374cm" svg:height="7.575cm" svg:x="1.312cm" svg:y="11.061cm"/>
      <draw:page-thumbnail draw:layer="backgroundobjects" svg:width="8.374cm" svg:height="7.575cm" svg:x="1.312cm" svg:y="19.637cm"/>
      <draw:page-thumbnail draw:layer="backgroundobjects" svg:width="8.374cm" svg:height="7.575cm" svg:x="11.312cm" svg:y="2.485cm"/>
      <draw:page-thumbnail draw:layer="backgroundobjects" svg:width="8.374cm" svg:height="7.575cm" svg:x="11.312cm" svg:y="11.061cm"/>
      <draw:page-thumbnail draw:layer="backgroundobjects" svg:width="8.374cm" svg:height="7.575cm" svg:x="11.312cm" svg:y="19.637cm"/>
    </style:handout-master>
    <style:master-page style:name="Standard" style:page-layout-name="PM1" draw:style-name="Mdp1">
      <draw:frame presentation:style-name="Standard-title" draw:layer="backgroundobjects" svg:width="54.448cm" svg:height="6.678cm" svg:x="3.023cm" svg:y="1.594cm" presentation:class="title" presentation:placeholder="true">
        <draw:text-box/>
      </draw:frame>
      <draw:frame presentation:style-name="Standard-outline1" draw:layer="backgroundobjects" svg:width="53.237cm" svg:height="23.2cm" svg:x="3.023cm" svg:y="9.36cm" presentation:class="outline" presentation:placeholder="true">
        <draw:text-box/>
      </draw:frame>
      <draw:frame presentation:style-name="Mpr1" draw:text-style-name="MP1" draw:layer="backgroundobjects" svg:width="14.094cm" svg:height="2.758cm" svg:x="3.023cm" svg:y="36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9.176cm" svg:height="2.758cm" svg:x="20.688cm" svg:y="36.4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4.094cm" svg:height="2.758cm" svg:x="43.376cm" svg:y="36.4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7-29T18:55:01</meta:creation-date>
    <dc:date>2016-08-01T11:45:58</dc:date>
    <dc:creator>Julien Dorval</dc:creator>
    <meta:editing-duration>PT17H34M59S</meta:editing-duration>
    <meta:editing-cycles>7</meta:editing-cycles>
    <meta:generator>LibreOffice/3.5$Linux_X86_64 LibreOffice_project/350m1$Build-2</meta:generator>
    <meta:document-statistic meta:object-count="81"/>
  </office:meta>
</office:document-meta>
</file>